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June 30, 2021 (04:23:4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30T20:23:47Z</meta:creation-date>
    <dc:date>2021-06-30T20:23:47Z</dc:date>
    <meta:user-defined meta:name="date" meta:value-type="string">June  30, 2021 (04:23:4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